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914" officeooo:paragraph-rsid="001a8914"/>
    </style:style>
    <style:style style:name="P2" style:family="paragraph" style:parent-style-name="Standard" style:list-style-name="L1">
      <style:text-properties officeooo:rsid="001a8914" officeooo:paragraph-rsid="001a8914"/>
    </style:style>
    <style:style style:name="P3" style:family="paragraph" style:parent-style-name="Standard" style:list-style-name="L1">
      <style:text-properties officeooo:paragraph-rsid="001a8914"/>
    </style:style>
    <style:style style:name="P4" style:family="paragraph" style:parent-style-name="Standard" style:list-style-name="L1">
      <style:text-properties officeooo:paragraph-rsid="001b4661"/>
    </style:style>
    <style:style style:name="P5" style:family="paragraph" style:parent-style-name="Standard">
      <style:text-properties officeooo:rsid="001b4661" officeooo:paragraph-rsid="001b4661"/>
    </style:style>
    <style:style style:name="P6" style:family="paragraph" style:parent-style-name="Standard">
      <style:text-properties officeooo:rsid="001b8169" officeooo:paragraph-rsid="001b8169"/>
    </style:style>
    <style:style style:name="T1" style:family="text">
      <style:text-properties officeooo:rsid="001a8914"/>
    </style:style>
    <style:style style:name="T2" style:family="text">
      <style:text-properties officeooo:rsid="001b46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will be the breakdown of the application </text:p>
      <text:p text:style-name="P1"/>
      <text:list xml:id="list3767904662" text:style-name="L1">
        <text:list-item>
          <text:p text:style-name="P3"><text:span text:style-name="T1">Service registry</text:span></text:p>
        </text:list-item>
        <text:list-item>
          <text:p text:style-name="P2">Configuration server </text:p>
        </text:list-item>
        <text:list-item>
          <text:p text:style-name="P2">API Gateway</text:p>
        </text:list-item>
        <text:list-item>
          <text:p text:style-name="P2">Kyc Service – This will manage customer data, Credit limits and customer specific profiles </text:p>
        </text:list-item>
        <text:list-item>
          <text:p text:style-name="P2">loan product manager <text:s/>service: This will handle loan product creation and loan configurations </text:p>
        </text:list-item>
        <text:list-item>
          <text:p text:style-name="P2">Loan management service: This will manage loan requests, disbursements, overdue loans and statuses</text:p>
        </text:list-item>
        <text:list-item>
          <text:p text:style-name="P2">Loan payment service: This <text:s/>will handle all aspects of repayments to the loan and processing of payments </text:p>
        </text:list-item>
        <text:list-item>
          <text:p text:style-name="P2">Notification Service: This will process notifications to customers on loan state changes and events generated via loan changes. </text:p>
        </text:list-item>
      </text:list>
      <text:p text:style-name="P1"/>
      <text:p text:style-name="P1"/>
      <text:p text:style-name="P6">The following are things that had to do in order to setup the environment </text:p>
      <text:p text:style-name="P6"/>
      <text:p text:style-name="P1"/>
      <text:list xml:id="list193505315969724" text:continue-numbering="true" text:style-name="L1">
        <text:list-header>
          <text:p text:style-name="P4"><text:span text:style-name="T2"><text:s/>Generate a certificate for all end points so that the endpoints are using https rather than http.</text:span></text:p>
        </text:list-header>
      </text:list>
      <text:p text:style-name="P5"><text:tab/><text:tab/></text:p>
      <text:p text:style-name="P5"/>
      <text:p text:style-name="P6">keytool -genkeypair -keyalg RSA -keysize 2048 -alias eureka-erver -storetype PKCS12 -keytore spring-discoveryserver.p12 -validity 365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2:28:19.257720059</meta:creation-date>
    <dc:date>2025-03-10T19:35:03.244805656</dc:date>
    <meta:editing-duration>PT16M1S</meta:editing-duration>
    <meta:editing-cycles>1</meta:editing-cycles>
    <meta:document-statistic meta:table-count="0" meta:image-count="0" meta:object-count="0" meta:page-count="1" meta:paragraph-count="13" meta:word-count="142" meta:character-count="942" meta:non-whitespace-character-count="807"/>
    <meta:generator>LibreOffice/7.3.7.2$Linux_X86_64 LibreOffice_project/30$Build-2</meta:generator>
  </office:meta>
</office:document-meta>
</file>